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orphans="2" fo:widows="2"/>
    </style:style>
    <style:style style:name="P2" style:family="paragraph" style:parent-style-name="Standard">
      <style:paragraph-properties fo:line-height="115%" fo:text-align="center" style:justify-single-word="false" fo:orphans="2" fo:widows="2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3" style:family="paragraph" style:parent-style-name="Standard">
      <loext:graphic-properties draw:fill="solid" draw:fill-color="#282a36"/>
      <style:paragraph-properties fo:line-height="135%" fo:background-color="#282a36"/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P4" style:family="paragraph" style:parent-style-name="Standard">
      <loext:graphic-properties draw:fill="solid" draw:fill-color="#282a36"/>
      <style:paragraph-properties fo:line-height="135%" fo:background-color="#282a36"/>
    </style:style>
    <style:style style:name="P5" style:family="paragraph" style:parent-style-name="Standard">
      <style:paragraph-properties fo:margin-top="0in" fo:margin-bottom="0.111in" loext:contextual-spacing="false" fo:line-height="105%" fo:text-align="center" style:justify-single-word="false"/>
    </style:style>
    <style:style style:name="P6" style:family="paragraph" style:parent-style-name="Standard" style:list-style-name="WWNum1">
      <style:paragraph-properties fo:margin-left="0.5in" fo:margin-right="0in" fo:margin-top="0in" fo:margin-bottom="0.111in" loext:contextual-spacing="false" fo:line-height="105%" fo:text-align="start" style:justify-single-word="false" fo:text-indent="-0.25in" style:auto-text-indent="false" fo:break-before="pag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1" style:family="paragraph" style:parent-style-name="Standard">
      <loext:graphic-properties draw:fill="solid" draw:fill-color="#1f1f1f"/>
      <style:paragraph-properties fo:margin-left="0.5in" fo:margin-right="0in" fo:line-height="135%" fo:text-indent="0in" style:auto-text-indent="false" fo:background-color="#1f1f1f"/>
    </style:style>
    <style:style style:name="P12" style:family="paragraph" style:parent-style-name="Standard">
      <loext:graphic-properties draw:fill="solid" draw:fill-color="#282a36"/>
      <style:paragraph-properties fo:margin-left="0.5in" fo:margin-right="0in" fo:line-height="135%" fo:text-indent="0in" style:auto-text-indent="false" fo:background-color="#282a36"/>
    </style:style>
    <style:style style:name="P13" style:family="paragraph" style:parent-style-name="Standard">
      <loext:graphic-properties draw:fill="solid" draw:fill-color="#1f1f1f"/>
      <style:paragraph-properties fo:margin-left="0.5in" fo:margin-right="0in" fo:line-height="135%" fo:text-indent="0in" style:auto-text-indent="false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14" style:family="paragraph" style:parent-style-name="Standard">
      <loext:graphic-properties draw:fill="solid" draw:fill-color="#282a36"/>
      <style:paragraph-properties fo:margin-left="0.5in" fo:margin-right="0in" fo:line-height="135%" fo:text-indent="0in" style:auto-text-indent="false" fo:background-color="#282a36"/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P15" style:family="paragraph" style:parent-style-name="Standard">
      <style:paragraph-properties fo:margin-left="0.5in" fo:margin-right="0in" fo:text-indent="0.5in" style:auto-text-indent="false"/>
    </style:style>
    <style:style style:name="P16" style:family="paragraph" style:parent-style-name="Standard">
      <style:paragraph-properties fo:margin-left="1in" fo:margin-right="0in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9" style:family="paragraph" style:parent-style-name="Standard">
      <style:paragraph-properties fo:margin-left="0in" fo:margin-right="0in" fo:text-indent="0.5in" style:auto-text-indent="false"/>
    </style:style>
    <style:style style:name="P20" style:family="paragraph" style:parent-style-name="Standard" style:master-page-name="Standard">
      <style:paragraph-properties fo:line-height="115%" fo:text-align="center" style:justify-single-word="false" fo:orphans="2" fo:widows="2" style:page-number="1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font-name-asian="Arial1" style:font-size-asian="12pt" style:font-name-complex="Arial1" style:font-size-complex="12pt"/>
    </style:style>
    <style:style style:name="T3" style:family="text">
      <style:text-properties style:font-name="Arial" fo:font-size="12pt" style:font-name-asian="Arial1" style:font-size-asian="12pt" style:font-name-complex="Arial1" style:font-size-complex="12pt" fo:background-color="#ffffff"/>
    </style:style>
    <style:style style:name="T4" style:family="text">
      <style:text-properties style:font-name="Arial" fo:font-size="12pt" style:text-underline-style="none" style:font-name-asian="Arial1" style:font-size-asian="12pt" style:font-name-complex="Arial1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000000" style:font-name="Arial" fo:font-size="12pt" style:text-underline-style="none" style:font-name-asian="Arial1" style:font-size-asian="12pt" style:font-name-complex="Arial1" style:font-size-complex="12pt" fo:background-color="#ffffff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15" style:family="text">
      <style:text-properties fo:color="#4fc1ff" style:font-name="Courier New" fo:font-size="10.5pt" style:font-name-asian="Courier New1" style:font-size-asian="10.5pt" style:font-name-complex="Courier New1" style:font-size-complex="10.5pt"/>
    </style:style>
    <style:style style:name="T16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17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18" style:family="text">
      <style:text-properties fo:color="#808080" style:font-name="Courier New" fo:font-size="10.5pt" style:font-name-asian="Courier New1" style:font-size-asian="10.5pt" style:font-name-complex="Courier New1" style:font-size-complex="10.5pt"/>
    </style:style>
    <style:style style:name="T19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T20" style:family="text">
      <style:text-properties fo:color="#ff79c6" style:font-name="Courier New" fo:font-size="10.5pt" style:font-name-asian="Courier New1" style:font-size-asian="10.5pt" style:font-name-complex="Courier New1" style:font-size-complex="10.5pt"/>
    </style:style>
    <style:style style:name="T21" style:family="text">
      <style:text-properties fo:color="#ff79c6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22" style:family="text"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T23" style:family="text">
      <style:text-properties fo:color="#8be9fd" style:font-name="Courier New" fo:font-size="10.5pt" style:font-name-asian="Courier New1" style:font-size-asian="10.5pt" style:font-name-complex="Courier New1" style:font-size-complex="10.5pt"/>
    </style:style>
    <style:style style:name="T24" style:family="text">
      <style:text-properties fo:color="#8be9fd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25" style:family="text">
      <style:text-properties fo:color="#ffb86c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26" style:family="text">
      <style:text-properties fo:color="#50fa7b" style:font-name="Courier New" fo:font-size="10.5pt" style:font-name-asian="Courier New1" style:font-size-asian="10.5pt" style:font-name-complex="Courier New1" style:font-size-complex="10.5pt"/>
    </style:style>
    <style:style style:name="T27" style:family="text">
      <style:text-properties fo:color="#bd93f9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28" style:family="text">
      <style:text-properties fo:color="#bd93f9" style:font-name="Courier New" fo:font-size="10.5pt" style:font-name-asian="Courier New1" style:font-size-asian="10.5pt" style:font-name-complex="Courier New1" style:font-size-complex="10.5pt"/>
    </style:style>
    <style:style style:name="T29" style:family="text">
      <style:text-properties fo:color="#e9f284" style:font-name="Courier New" fo:font-size="10.5pt" style:font-name-asian="Courier New1" style:font-size-asian="10.5pt" style:font-name-complex="Courier New1" style:font-size-complex="10.5pt"/>
    </style:style>
    <style:style style:name="T30" style:family="text">
      <style:text-properties fo:color="#f1fa8c"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IFTM - INSTITUTO FEDERAL DO TRIÂNGULO MINEIRO</text:span></text:p>
      <text:p text:style-name="P1"><text:span text:style-name="T1">ENGENHARIA DE COMPUTAÇÃO</text:span></text:p>
      <text:p text:style-name="P2"/>
      <text:p text:style-name="P2"/>
      <text:p text:style-name="P2"/>
      <text:p text:style-name="P1"><text:span text:style-name="T2">Rafael de Oliveira Évora</text:span></text:p>
      <text:p text:style-name="P1"><text:span text:style-name="T2">Yuri David Silva Duart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TERCEIRA ETAPA - FRONT E BACK-END</text:span></text:p>
      <text:p text:style-name="P1"><text:span text:style-name="T1">BACK EXPRESS.JS E FRONT REACT</text:span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1">Uberaba</text:span></text:p>
      <text:p text:style-name="P5"><text:span text:style-name="T1">2024</text:span></text:p>
      <text:list xml:id="list2588653881" text:style-name="WWNum1">
        <text:list-item>
          <text:p text:style-name="P6"><text:span text:style-name="T3">Para criar um formulário em react vamos criar uma função formulário, que vai retornar nosso formulário e vamos exporta-la como “default”. Não podemos esquecer dos imports</text:span></text:p>
        </text:list-item>
      </text:list>
      <text:p text:style-name="P8"><text:span text:style-name="T7">import React from "react";</text:span></text:p>
      <text:p text:style-name="P8"><text:span text:style-name="T7">import { useState } from "react";</text:span></text:p>
      <text:p text:style-name="P8"><text:span text:style-name="T7">function Formulario(){</text:span></text:p>
      <text:p text:style-name="P8"><text:span text:style-name="T7"><text:tab/>return(</text:span></text:p>
      <text:p text:style-name="P8"><text:span text:style-name="T7"><text:tab/></text:span></text:p>
      <text:p text:style-name="P15"><text:span text:style-name="T7">);</text:span></text:p>
      <text:p text:style-name="P8"><text:span text:style-name="T7">}</text:span></text:p>
      <text:p text:style-name="P8"><text:span text:style-name="T7">export default Formulario;</text:span></text:p>
      <text:p text:style-name="P9"/>
      <text:p text:style-name="P8"><text:span text:style-name="T2">É dentro desse retorno que virá nosso formulário e ele conterá elementos HTML e alguns novos elementos REACT..</text:span></text:p>
      <text:p text:style-name="P10"/>
      <text:p text:style-name="P8"><text:span text:style-name="T7">function Formulario(){</text:span></text:p>
      <text:p text:style-name="Standard"><text:span text:style-name="T7"><text:tab/>return(</text:span></text:p>
      <text:p text:style-name="Standard"><text:span text:style-name="T7"><text:tab/><text:tab/>&lt;body&gt;</text:span></text:p>
      <text:p text:style-name="P16"><text:span text:style-name="T7"><text:s text:c="12"/>&lt;form action=""&gt;</text:span></text:p>
      <text:p text:style-name="P16"><text:span text:style-name="T7"><text:s text:c="16"/>&lt;legend&gt;Formulario&lt;/legend&gt;</text:span></text:p>
      <text:p text:style-name="P16"><text:span text:style-name="T7"><text:s text:c="16"/>&lt;label for="nome"&gt;Digite seu nome:&lt;/label&gt;</text:span></text:p>
      <text:p text:style-name="P16"><text:span text:style-name="T7"><text:s text:c="16"/>&lt;input type="text" name="name" id="name"&gt;</text:span></text:p>
      <text:p text:style-name="P16"><text:span text:style-name="T7"><text:s text:c="12"/>&lt;/form&gt;</text:span></text:p>
      <text:p text:style-name="P8"><text:span text:style-name="T7"><text:s text:c="8"/>&lt;/body&gt;</text:span></text:p>
      <text:p text:style-name="P8"><text:soft-page-break/><text:span text:style-name="T7"><text:s text:c="4"/>);</text:span></text:p>
      <text:p text:style-name="P8"><text:span text:style-name="T7">}</text:span></text:p>
      <text:p text:style-name="P8"><text:span text:style-name="T7">export default Formulario;</text:span></text:p>
      <text:p text:style-name="P10"/>
      <text:p text:style-name="P8"><text:span text:style-name="T2">Essa foi a parte de HTML puro, agora adicionaremos os elementos REACT. Todos estão comentados.</text:span></text:p>
      <text:p text:style-name="P11"><text:span text:style-name="T8">import</text:span><text:span text:style-name="T9"> </text:span><text:span text:style-name="T10">React</text:span><text:span text:style-name="T9"> </text:span><text:span text:style-name="T8">from</text:span><text:span text:style-name="T9"> </text:span><text:span text:style-name="T11">"react"</text:span><text:span text:style-name="T9">;</text:span></text:p>
      <text:p text:style-name="P11"><text:span text:style-name="T8">import</text:span><text:span text:style-name="T9"> { </text:span><text:span text:style-name="T10">useState</text:span><text:span text:style-name="T9"> } </text:span><text:span text:style-name="T8">from</text:span><text:span text:style-name="T9"> </text:span><text:span text:style-name="T11">"react"</text:span><text:span text:style-name="T9">;</text:span></text:p>
      <text:p text:style-name="P13"/>
      <text:p text:style-name="P11"><text:span text:style-name="T12">function</text:span><text:span text:style-name="T9"> </text:span><text:span text:style-name="T13">Formulario</text:span><text:span text:style-name="T9">(){</text:span></text:p>
      <text:p text:style-name="P11"><text:span text:style-name="T9"><text:s text:c="4"/></text:span><text:span text:style-name="T14">//Aqui definimos um useState, que é basicamente uma definição de tudo que receberemos do usuário</text:span></text:p>
      <text:p text:style-name="P11"><text:span text:style-name="T9"><text:s text:c="4"/></text:span><text:span text:style-name="T12">const</text:span><text:span text:style-name="T9"> [</text:span><text:span text:style-name="T15">formState</text:span><text:span text:style-name="T9">, </text:span><text:span text:style-name="T13">setFormState</text:span><text:span text:style-name="T9">] </text:span><text:span text:style-name="T16">=</text:span><text:span text:style-name="T9"> </text:span><text:span text:style-name="T13">useState</text:span><text:span text:style-name="T9">({</text:span></text:p>
      <text:p text:style-name="P11"><text:span text:style-name="T9"><text:s text:c="8"/></text:span><text:span text:style-name="T10">nome:</text:span><text:span text:style-name="T9"> </text:span><text:span text:style-name="T11">""</text:span><text:span text:style-name="T9">,</text:span></text:p>
      <text:p text:style-name="P11"><text:span text:style-name="T9"><text:s text:c="4"/>});</text:span></text:p>
      <text:p text:style-name="P13"/>
      <text:p text:style-name="P11"><text:span text:style-name="T9"><text:s text:c="4"/></text:span><text:span text:style-name="T12">const</text:span><text:span text:style-name="T9"> [</text:span><text:span text:style-name="T15">responseData</text:span><text:span text:style-name="T9">, </text:span><text:span text:style-name="T13">setResponseData</text:span><text:span text:style-name="T9">] </text:span><text:span text:style-name="T16">=</text:span><text:span text:style-name="T9"> </text:span><text:span text:style-name="T13">useState</text:span><text:span text:style-name="T9">(</text:span><text:span text:style-name="T12">null</text:span><text:span text:style-name="T9">); </text:span><text:span text:style-name="T14">// Estado para armazenar os dados recebidos do backend</text:span></text:p>
      <text:p text:style-name="P13"/>
      <text:p text:style-name="P11"><text:span text:style-name="T9"><text:s text:c="4"/></text:span><text:span text:style-name="T14">//O REACT trabalha com eventos e aqui definimos um evento que é o de o usuário digitar no formulário</text:span></text:p>
      <text:p text:style-name="P11"><text:span text:style-name="T9"><text:s text:c="4"/></text:span><text:span text:style-name="T12">const</text:span><text:span text:style-name="T9"> </text:span><text:span text:style-name="T13">handleChange</text:span><text:span text:style-name="T9"> </text:span><text:span text:style-name="T16">=</text:span><text:span text:style-name="T9"> (</text:span><text:span text:style-name="T10">event</text:span><text:span text:style-name="T9">) </text:span><text:span text:style-name="T12">=&gt;</text:span><text:span text:style-name="T9"> {</text:span></text:p>
      <text:p text:style-name="P11"><text:span text:style-name="T9"><text:s text:c="8"/></text:span><text:span text:style-name="T12">const</text:span><text:span text:style-name="T9"> { </text:span><text:span text:style-name="T15">name</text:span><text:span text:style-name="T9"> } </text:span><text:span text:style-name="T16">=</text:span><text:span text:style-name="T9"> </text:span><text:span text:style-name="T10">event</text:span><text:span text:style-name="T9">.</text:span><text:span text:style-name="T10">target</text:span><text:span text:style-name="T9">;</text:span></text:p>
      <text:p text:style-name="P11"><text:span text:style-name="T9"><text:s text:c="8"/></text:span><text:span text:style-name="T13">setFormState</text:span><text:span text:style-name="T9">((</text:span><text:span text:style-name="T10">prevState</text:span><text:span text:style-name="T9">) </text:span><text:span text:style-name="T12">=&gt;</text:span><text:span text:style-name="T9"> ({ <text:s text:c="5"/></text:span><text:span text:style-name="T14">//Muda o estado do formulário pelo REACT</text:span></text:p>
      <text:p text:style-name="P11"><text:span text:style-name="T9"><text:s text:c="8"/></text:span><text:span text:style-name="T16">...</text:span><text:span text:style-name="T10">prevState</text:span><text:span text:style-name="T9">, <text:s text:c="3"/></text:span></text:p>
      <text:p text:style-name="P11"><text:soft-page-break/><text:span text:style-name="T9"><text:s text:c="8"/>}));</text:span></text:p>
      <text:p text:style-name="P11"><text:span text:style-name="T9"><text:s text:c="4"/>};</text:span></text:p>
      <text:p text:style-name="P13"/>
      <text:p text:style-name="P11"><text:span text:style-name="T9"><text:s text:c="4"/></text:span><text:span text:style-name="T14">//Este aqui é o evento de clicar no botão enviar, ele causa o evento "submit"</text:span></text:p>
      <text:p text:style-name="P11"><text:span text:style-name="T9"><text:s text:c="4"/></text:span><text:span text:style-name="T12">const</text:span><text:span text:style-name="T9"> </text:span><text:span text:style-name="T13">handleSubmit</text:span><text:span text:style-name="T9"> </text:span><text:span text:style-name="T16">=</text:span><text:span text:style-name="T9"> (</text:span><text:span text:style-name="T10">event</text:span><text:span text:style-name="T9">) </text:span><text:span text:style-name="T12">=&gt;</text:span><text:span text:style-name="T9"> {</text:span></text:p>
      <text:p text:style-name="P11"><text:span text:style-name="T9"><text:s text:c="8"/></text:span><text:span text:style-name="T10">event</text:span><text:span text:style-name="T9">.</text:span><text:span text:style-name="T13">preventDefault</text:span><text:span text:style-name="T9">();</text:span></text:p>
      <text:p text:style-name="P11"><text:span text:style-name="T9"><text:s text:c="8"/></text:span><text:span text:style-name="T13">fetch</text:span><text:span text:style-name="T9">(</text:span><text:span text:style-name="T11">"http://localhost:5000/api/formulario"</text:span><text:span text:style-name="T9">, {</text:span></text:p>
      <text:p text:style-name="P11"><text:span text:style-name="T9"><text:s text:c="8"/></text:span><text:span text:style-name="T10">method:</text:span><text:span text:style-name="T9"> </text:span><text:span text:style-name="T11">"POST"</text:span><text:span text:style-name="T9">,</text:span></text:p>
      <text:p text:style-name="P11"><text:span text:style-name="T9"><text:s text:c="8"/></text:span><text:span text:style-name="T10">headers:</text:span><text:span text:style-name="T9"> {</text:span></text:p>
      <text:p text:style-name="P11"><text:span text:style-name="T9"><text:s text:c="12"/></text:span><text:span text:style-name="T11">"Content-Type"</text:span><text:span text:style-name="T10">:</text:span><text:span text:style-name="T9"> </text:span><text:span text:style-name="T11">"application/json"</text:span><text:span text:style-name="T9">,</text:span></text:p>
      <text:p text:style-name="P11"><text:span text:style-name="T9"><text:s text:c="8"/>},</text:span></text:p>
      <text:p text:style-name="P11"><text:span text:style-name="T9"><text:s text:c="8"/></text:span><text:span text:style-name="T10">body:</text:span><text:span text:style-name="T9"> </text:span><text:span text:style-name="T10">JSON</text:span><text:span text:style-name="T9">.</text:span><text:span text:style-name="T13">stringify</text:span><text:span text:style-name="T9">(</text:span><text:span text:style-name="T15">formState</text:span><text:span text:style-name="T9">), <text:s/></text:span><text:span text:style-name="T14">//Recebe os dados do JSON e transforma em string</text:span></text:p>
      <text:p text:style-name="P11"><text:span text:style-name="T9"><text:s text:c="8"/>})</text:span></text:p>
      <text:p text:style-name="P11"><text:span text:style-name="T9"><text:s text:c="8"/>.</text:span><text:span text:style-name="T13">then</text:span><text:span text:style-name="T9">((</text:span><text:span text:style-name="T10">response</text:span><text:span text:style-name="T9">) </text:span><text:span text:style-name="T12">=&gt;</text:span><text:span text:style-name="T9"> {</text:span></text:p>
      <text:p text:style-name="P11"><text:span text:style-name="T9"><text:s text:c="12"/></text:span><text:span text:style-name="T8">if</text:span><text:span text:style-name="T9"> (</text:span><text:span text:style-name="T10">response</text:span><text:span text:style-name="T9">.</text:span><text:span text:style-name="T15">ok</text:span><text:span text:style-name="T9">) {</text:span></text:p>
      <text:p text:style-name="P11"><text:span text:style-name="T9"><text:s text:c="12"/></text:span><text:span text:style-name="T8">return</text:span><text:span text:style-name="T9"> </text:span><text:span text:style-name="T10">response</text:span><text:span text:style-name="T9">.</text:span><text:span text:style-name="T13">json</text:span><text:span text:style-name="T9">(); </text:span><text:span text:style-name="T14">// Converter a resposta para JSON</text:span></text:p>
      <text:p text:style-name="P11"><text:span text:style-name="T9"><text:s text:c="12"/>}</text:span></text:p>
      <text:p text:style-name="P11"><text:span text:style-name="T9"><text:s text:c="12"/></text:span><text:span text:style-name="T8">throw</text:span><text:span text:style-name="T9"> </text:span><text:span text:style-name="T12">new</text:span><text:span text:style-name="T9"> </text:span><text:span text:style-name="T17">Error</text:span><text:span text:style-name="T9">(</text:span><text:span text:style-name="T11">"Erro ao enviar dados."</text:span><text:span text:style-name="T9">);</text:span></text:p>
      <text:p text:style-name="P11"><text:span text:style-name="T9"><text:s text:c="8"/>})</text:span></text:p>
      <text:p text:style-name="P11"><text:span text:style-name="T9"><text:s text:c="8"/>.</text:span><text:span text:style-name="T13">then</text:span><text:span text:style-name="T9">((</text:span><text:span text:style-name="T10">data</text:span><text:span text:style-name="T9">) </text:span><text:span text:style-name="T12">=&gt;</text:span><text:span text:style-name="T9"> {</text:span></text:p>
      <text:p text:style-name="P11"><text:span text:style-name="T9"><text:s text:c="12"/></text:span><text:span text:style-name="T13">setResponseData</text:span><text:span text:style-name="T9">(</text:span><text:span text:style-name="T10">data</text:span><text:span text:style-name="T9">); </text:span><text:span text:style-name="T14">// Armazenar os dados recebidos do backend no estado</text:span></text:p>
      <text:p text:style-name="P11"><text:soft-page-break/><text:span text:style-name="T9"><text:s text:c="8"/>})</text:span></text:p>
      <text:p text:style-name="P11"><text:span text:style-name="T9"><text:s text:c="8"/>.</text:span><text:span text:style-name="T13">catch</text:span><text:span text:style-name="T9">((</text:span><text:span text:style-name="T10">error</text:span><text:span text:style-name="T9">) </text:span><text:span text:style-name="T12">=&gt;</text:span><text:span text:style-name="T9"> {</text:span></text:p>
      <text:p text:style-name="P11"><text:span text:style-name="T9"><text:s text:c="12"/></text:span><text:span text:style-name="T10">console</text:span><text:span text:style-name="T9">.</text:span><text:span text:style-name="T13">error</text:span><text:span text:style-name="T9">(</text:span><text:span text:style-name="T11">"Erro:"</text:span><text:span text:style-name="T9">, </text:span><text:span text:style-name="T10">error</text:span><text:span text:style-name="T9">); </text:span><text:span text:style-name="T14">//Caso haja um erro o logger irá avisar</text:span></text:p>
      <text:p text:style-name="P11"><text:span text:style-name="T9"><text:s text:c="8"/>});</text:span></text:p>
      <text:p text:style-name="P11"><text:span text:style-name="T9"><text:s text:c="4"/>};</text:span></text:p>
      <text:p text:style-name="P13"/>
      <text:p text:style-name="P11"><text:span text:style-name="T9"><text:s text:c="4"/></text:span><text:span text:style-name="T8">return</text:span><text:span text:style-name="T9">(</text:span></text:p>
      <text:p text:style-name="P11"><text:span text:style-name="T9"><text:s text:c="8"/></text:span><text:span text:style-name="T18">&lt;</text:span><text:span text:style-name="T12">body</text:span><text:span text:style-name="T18">&gt;</text:span></text:p>
      <text:p text:style-name="P11"><text:span text:style-name="T9"><text:s text:c="12"/></text:span><text:span text:style-name="T18">&lt;</text:span><text:span text:style-name="T12">form</text:span><text:span text:style-name="T9"> </text:span><text:span text:style-name="T10">action</text:span><text:span text:style-name="T16">=</text:span><text:span text:style-name="T11">""</text:span><text:span text:style-name="T18">&gt;</text:span></text:p>
      <text:p text:style-name="P11"><text:span text:style-name="T9"><text:s text:c="16"/></text:span><text:span text:style-name="T18">&lt;</text:span><text:span text:style-name="T12">legend</text:span><text:span text:style-name="T18">&gt;</text:span><text:span text:style-name="T9">Formulario</text:span><text:span text:style-name="T18">&lt;/</text:span><text:span text:style-name="T12">legend</text:span><text:span text:style-name="T18">&gt;</text:span></text:p>
      <text:p text:style-name="P11"><text:span text:style-name="T9"><text:s text:c="16"/></text:span><text:span text:style-name="T18">&lt;</text:span><text:span text:style-name="T12">label</text:span><text:span text:style-name="T9"> </text:span><text:span text:style-name="T10">id</text:span><text:span text:style-name="T16">=</text:span><text:span text:style-name="T11">"nome"</text:span><text:span text:style-name="T18">&gt;</text:span><text:span text:style-name="T9">Digite seu nome:</text:span><text:span text:style-name="T18">&lt;/</text:span><text:span text:style-name="T12">label</text:span><text:span text:style-name="T18">&gt;</text:span></text:p>
      <text:p text:style-name="P11"><text:span text:style-name="T9"><text:s text:c="16"/></text:span><text:span text:style-name="T18">&lt;</text:span><text:span text:style-name="T12">input</text:span></text:p>
      <text:p text:style-name="P11"><text:span text:style-name="T9"><text:s text:c="20"/></text:span><text:span text:style-name="T10">type</text:span><text:span text:style-name="T16">=</text:span><text:span text:style-name="T11">"text"</text:span></text:p>
      <text:p text:style-name="P11"><text:span text:style-name="T9"><text:s text:c="20"/></text:span><text:span text:style-name="T10">name</text:span><text:span text:style-name="T16">=</text:span><text:span text:style-name="T11">"name"</text:span></text:p>
      <text:p text:style-name="P11"><text:span text:style-name="T9"><text:s text:c="20"/></text:span><text:span text:style-name="T10">id</text:span><text:span text:style-name="T16">=</text:span><text:span text:style-name="T11">"name"</text:span></text:p>
      <text:p text:style-name="P11"><text:span text:style-name="T9"><text:s text:c="20"/></text:span><text:span text:style-name="T10">value</text:span><text:span text:style-name="T16">=</text:span><text:span text:style-name="T12">{</text:span><text:span text:style-name="T15">formState</text:span><text:span text:style-name="T16">.</text:span><text:span text:style-name="T10">nome</text:span><text:span text:style-name="T12">}</text:span><text:span text:style-name="T9"> <text:s/></text:span><text:span text:style-name="T14">//O valor será recebido aqui pelo REACT</text:span></text:p>
      <text:p text:style-name="P11"><text:span text:style-name="T9"><text:s text:c="20"/></text:span><text:span text:style-name="T10">onChange</text:span><text:span text:style-name="T16">=</text:span><text:span text:style-name="T12">{</text:span><text:span text:style-name="T13">handleChange</text:span><text:span text:style-name="T12">}</text:span><text:span text:style-name="T9"> </text:span><text:span text:style-name="T14">//Caso o usuário mude alguma coisa ele acionará o evento de mudança</text:span></text:p>
      <text:p text:style-name="P11"><text:span text:style-name="T9"><text:s text:c="16"/></text:span><text:span text:style-name="T18">/&gt;</text:span></text:p>
      <text:p text:style-name="P11"><text:span text:style-name="T9"><text:s text:c="16"/></text:span><text:span text:style-name="T18">&lt;</text:span><text:span text:style-name="T12">div</text:span><text:span text:style-name="T9"> </text:span><text:span text:style-name="T10">className</text:span><text:span text:style-name="T16">=</text:span><text:span text:style-name="T11">"botoes_form"</text:span><text:span text:style-name="T18">&gt;</text:span></text:p>
      <text:p text:style-name="P11"><text:span text:style-name="T9"><text:s text:c="20"/></text:span><text:span text:style-name="T18">&lt;</text:span><text:span text:style-name="T12">button</text:span><text:span text:style-name="T9"> </text:span><text:span text:style-name="T10">type</text:span><text:span text:style-name="T16">=</text:span><text:span text:style-name="T11">"submit"</text:span><text:span text:style-name="T9"> </text:span><text:span text:style-name="T10">id</text:span><text:span text:style-name="T16">=</text:span><text:span text:style-name="T11">"submit"</text:span><text:span text:style-name="T18">&gt;</text:span><text:span text:style-name="T9"> <text:s/></text:span><text:span text:style-name="T12">{</text:span><text:span text:style-name="T14">/*Aqui temos o botão de submit*/</text:span><text:span text:style-name="T12">}</text:span></text:p>
      <text:p text:style-name="P11"><text:span text:style-name="T9"><text:s text:c="24"/>Enviar</text:span></text:p>
      <text:p text:style-name="P11"><text:soft-page-break/><text:span text:style-name="T9"><text:s text:c="20"/></text:span><text:span text:style-name="T18">&lt;/</text:span><text:span text:style-name="T12">button</text:span><text:span text:style-name="T18">&gt;</text:span></text:p>
      <text:p text:style-name="P11"><text:span text:style-name="T9"><text:s text:c="20"/></text:span><text:span text:style-name="T18">&lt;</text:span><text:span text:style-name="T12">button</text:span><text:span text:style-name="T9"> </text:span><text:span text:style-name="T10">type</text:span><text:span text:style-name="T16">=</text:span><text:span text:style-name="T11">"reset"</text:span><text:span text:style-name="T9"> </text:span><text:span text:style-name="T10">id</text:span><text:span text:style-name="T16">=</text:span><text:span text:style-name="T11">"limpar"</text:span><text:span text:style-name="T18">&gt;</text:span></text:p>
      <text:p text:style-name="P11"><text:span text:style-name="T9"><text:s text:c="24"/>Limpar</text:span></text:p>
      <text:p text:style-name="P11"><text:span text:style-name="T9"><text:s text:c="20"/></text:span><text:span text:style-name="T18">&lt;/</text:span><text:span text:style-name="T12">button</text:span><text:span text:style-name="T18">&gt;</text:span></text:p>
      <text:p text:style-name="P11"><text:span text:style-name="T9"><text:s text:c="16"/></text:span><text:span text:style-name="T18">&lt;/</text:span><text:span text:style-name="T12">div</text:span><text:span text:style-name="T18">&gt;</text:span></text:p>
      <text:p text:style-name="P11"><text:span text:style-name="T9"><text:s text:c="16"/></text:span><text:span text:style-name="T12">{</text:span><text:span text:style-name="T15">responseData</text:span><text:span text:style-name="T16"> &amp;&amp; ( </text:span><text:span text:style-name="T14">// Renderizar os dados recebidos somente se houver uma resposta do servidor</text:span></text:p>
      <text:p text:style-name="P11"><text:span text:style-name="T16"><text:s text:c="16"/></text:span><text:span text:style-name="T18">&lt;</text:span><text:span text:style-name="T12">div</text:span><text:span text:style-name="T16"> </text:span><text:span text:style-name="T10">className</text:span><text:span text:style-name="T16">=</text:span><text:span text:style-name="T11">"dados-recebidos"</text:span><text:span text:style-name="T18">&gt;</text:span></text:p>
      <text:p text:style-name="P11"><text:span text:style-name="T16"><text:s text:c="20"/></text:span><text:span text:style-name="T18">&lt;</text:span><text:span text:style-name="T12">h2</text:span><text:span text:style-name="T18">&gt;</text:span><text:span text:style-name="T16">Dados Recebidos do Servidor:</text:span><text:span text:style-name="T18">&lt;/</text:span><text:span text:style-name="T12">h2</text:span><text:span text:style-name="T18">&gt;</text:span></text:p>
      <text:p text:style-name="P11"><text:span text:style-name="T16"><text:s text:c="20"/></text:span><text:span text:style-name="T18">&lt;</text:span><text:span text:style-name="T12">pre</text:span><text:span text:style-name="T18">&gt;</text:span><text:span text:style-name="T16">resposta</text:span><text:span text:style-name="T18">&lt;/</text:span><text:span text:style-name="T12">pre</text:span><text:span text:style-name="T18">&gt;</text:span></text:p>
      <text:p text:style-name="P11"><text:span text:style-name="T16"><text:s text:c="20"/></text:span><text:span text:style-name="T18">&lt;</text:span><text:span text:style-name="T12">pre</text:span><text:span text:style-name="T18">&gt;</text:span><text:span text:style-name="T12">{</text:span><text:span text:style-name="T10">JSON</text:span><text:span text:style-name="T16">.</text:span><text:span text:style-name="T13">stringify</text:span><text:span text:style-name="T16">(</text:span><text:span text:style-name="T15">responseData</text:span><text:span text:style-name="T16">, </text:span><text:span text:style-name="T12">null</text:span><text:span text:style-name="T16">, </text:span><text:span text:style-name="T19">2</text:span><text:span text:style-name="T16">)</text:span><text:span text:style-name="T12">}</text:span><text:span text:style-name="T18">&lt;/</text:span><text:span text:style-name="T12">pre</text:span><text:span text:style-name="T18">&gt;</text:span><text:span text:style-name="T16"> </text:span><text:span text:style-name="T12">{</text:span><text:span text:style-name="T14">/* Exibir os dados recebidos em formato JSON */</text:span><text:span text:style-name="T12">}</text:span></text:p>
      <text:p text:style-name="P11"><text:span text:style-name="T16"><text:s text:c="16"/></text:span><text:span text:style-name="T18">&lt;/</text:span><text:span text:style-name="T12">div</text:span><text:span text:style-name="T18">&gt;</text:span></text:p>
      <text:p text:style-name="P11"><text:span text:style-name="T16"><text:s text:c="20"/>)</text:span><text:span text:style-name="T12">}</text:span></text:p>
      <text:p text:style-name="P11"><text:span text:style-name="T9"><text:s text:c="12"/></text:span><text:span text:style-name="T18">&lt;/</text:span><text:span text:style-name="T12">form</text:span><text:span text:style-name="T18">&gt;</text:span></text:p>
      <text:p text:style-name="P11"><text:span text:style-name="T9"><text:s text:c="8"/></text:span><text:span text:style-name="T18">&lt;/</text:span><text:span text:style-name="T12">body</text:span><text:span text:style-name="T18">&gt;</text:span></text:p>
      <text:p text:style-name="P11"><text:span text:style-name="T9"><text:s text:c="4"/>);</text:span></text:p>
      <text:p text:style-name="P11"><text:span text:style-name="T9">}</text:span></text:p>
      <text:p text:style-name="P10"/>
      <text:p text:style-name="P10"/>
      <text:list xml:id="list182848919060552" text:continue-numbering="true" text:style-name="WWNum1">
        <text:list-item>
          <text:p text:style-name="P7"><text:span text:style-name="T2">Back-End:</text:span></text:p>
        </text:list-item>
      </text:list>
      <text:p text:style-name="P10"/>
      <text:p text:style-name="P8"><text:span text:style-name="T2">Criaremos uma nova pasta chamada models. Nessa pasta armazenaremos todas as classes de nosso projeto. Para a task criaremos a task Dados, conforme o seguinte:</text:span></text:p>
      <text:p text:style-name="P8"><text:soft-page-break/><text:span text:style-name="T2"><text:tab/>É necessário criar um constructor conforme o exemplo. Mas os getters e setters são opcionais,</text:span></text:p>
      <text:p text:style-name="P8"><text:span text:style-name="T2"><text:tab/>Também criaremos o método fromJson que será responsável por receber os valores escritor no front-end. Esse método poderia receber qualquer nome mas a funcionalidade dele é clara, armazenar os dados em um objeto do tipo Dados.</text:span></text:p>
      <text:p text:style-name="P10"/>
      <text:p text:style-name="P10"/>
      <text:p text:style-name="P12"><text:span text:style-name="T20">class</text:span><text:span text:style-name="T22"> </text:span><text:span text:style-name="T23">Dados</text:span><text:span text:style-name="T22"> {</text:span></text:p>
      <text:p text:style-name="P14"/>
      <text:p text:style-name="P12"><text:span text:style-name="T22"><text:s text:c="4"/></text:span><text:span text:style-name="T20">constructor</text:span><text:span text:style-name="T22">(</text:span></text:p>
      <text:p text:style-name="P12"><text:span text:style-name="T22"><text:s text:c="8"/></text:span><text:span text:style-name="T20">private</text:span><text:span text:style-name="T22"> </text:span><text:span text:style-name="T25">texto</text:span><text:span text:style-name="T20">:</text:span><text:span text:style-name="T22"> </text:span><text:span text:style-name="T24">string</text:span><text:span text:style-name="T22">,</text:span></text:p>
      <text:p text:style-name="P12"><text:span text:style-name="T22"><text:s text:c="8"/></text:span><text:span text:style-name="T20">private</text:span><text:span text:style-name="T22"> </text:span><text:span text:style-name="T25">inteiro</text:span><text:span text:style-name="T20">:</text:span><text:span text:style-name="T22"> </text:span><text:span text:style-name="T24">number</text:span><text:span text:style-name="T22">,</text:span></text:p>
      <text:p text:style-name="P12"><text:span text:style-name="T22"><text:s text:c="8"/></text:span><text:span text:style-name="T20">private</text:span><text:span text:style-name="T22"> </text:span><text:span text:style-name="T25">booleano</text:span><text:span text:style-name="T20">:</text:span><text:span text:style-name="T22"> </text:span><text:span text:style-name="T24">boolean</text:span><text:span text:style-name="T22">,</text:span></text:p>
      <text:p text:style-name="P12"><text:span text:style-name="T22"><text:s text:c="8"/></text:span><text:span text:style-name="T20">private</text:span><text:span text:style-name="T22"> </text:span><text:span text:style-name="T25">opcaoSelect</text:span><text:span text:style-name="T20">:</text:span><text:span text:style-name="T22"> </text:span><text:span text:style-name="T24">string</text:span><text:span text:style-name="T22">,</text:span></text:p>
      <text:p text:style-name="P12"><text:span text:style-name="T22"><text:s text:c="8"/></text:span><text:span text:style-name="T20">private</text:span><text:span text:style-name="T22"> </text:span><text:span text:style-name="T25">opcaoRadio</text:span><text:span text:style-name="T20">:</text:span><text:span text:style-name="T22"> </text:span><text:span text:style-name="T24">string</text:span></text:p>
      <text:p text:style-name="P12"><text:span text:style-name="T22"><text:s text:c="4"/>) { }</text:span></text:p>
      <text:p text:style-name="P14"/>
      <text:p text:style-name="P12"><text:span text:style-name="T22"><text:s text:c="4"/></text:span><text:span text:style-name="T20">public</text:span><text:span text:style-name="T22"> </text:span><text:span text:style-name="T26">getTexto</text:span><text:span text:style-name="T22">() {</text:span></text:p>
      <text:p text:style-name="P12"><text:span text:style-name="T22"><text:s text:c="8"/></text:span><text:span text:style-name="T20">return</text:span><text:span text:style-name="T22"> </text:span><text:span text:style-name="T27">this</text:span><text:span text:style-name="T22">.texto;</text:span></text:p>
      <text:p text:style-name="P12"><text:span text:style-name="T22"><text:s text:c="4"/>}</text:span></text:p>
      <text:p text:style-name="P14"/>
      <text:p text:style-name="P12"><text:span text:style-name="T22"><text:s text:c="4"/></text:span><text:span text:style-name="T20">public</text:span><text:span text:style-name="T22"> </text:span><text:span text:style-name="T26">setTexto</text:span><text:span text:style-name="T22">(</text:span><text:span text:style-name="T25">texto</text:span><text:span text:style-name="T20">:</text:span><text:span text:style-name="T22"> </text:span><text:span text:style-name="T24">string</text:span><text:span text:style-name="T22">) {</text:span></text:p>
      <text:p text:style-name="P12"><text:span text:style-name="T22"><text:s text:c="8"/></text:span><text:span text:style-name="T27">this</text:span><text:span text:style-name="T22">.texto </text:span><text:span text:style-name="T20">=</text:span><text:span text:style-name="T22"> </text:span><text:span text:style-name="T25">texto</text:span><text:span text:style-name="T22">;</text:span></text:p>
      <text:p text:style-name="P12"><text:span text:style-name="T22"><text:s text:c="4"/>}</text:span></text:p>
      <text:p text:style-name="P14"><text:soft-page-break/></text:p>
      <text:p text:style-name="P12"><text:span text:style-name="T22"><text:s text:c="4"/></text:span><text:span text:style-name="T20">public</text:span><text:span text:style-name="T22"> </text:span><text:span text:style-name="T26">getInteiro</text:span><text:span text:style-name="T22">() {</text:span></text:p>
      <text:p text:style-name="P12"><text:span text:style-name="T22"><text:s text:c="8"/></text:span><text:span text:style-name="T20">return</text:span><text:span text:style-name="T22"> </text:span><text:span text:style-name="T27">this</text:span><text:span text:style-name="T22">.inteiro;</text:span></text:p>
      <text:p text:style-name="P12"><text:span text:style-name="T22"><text:s text:c="4"/>}</text:span></text:p>
      <text:p text:style-name="P14"/>
      <text:p text:style-name="P12"><text:span text:style-name="T22"><text:s text:c="4"/></text:span><text:span text:style-name="T20">public</text:span><text:span text:style-name="T22"> </text:span><text:span text:style-name="T26">setInteiro</text:span><text:span text:style-name="T22">(</text:span><text:span text:style-name="T25">inteiro</text:span><text:span text:style-name="T20">:</text:span><text:span text:style-name="T22"> </text:span><text:span text:style-name="T24">number</text:span><text:span text:style-name="T22">) {</text:span></text:p>
      <text:p text:style-name="P12"><text:span text:style-name="T22"><text:s text:c="8"/></text:span><text:span text:style-name="T27">this</text:span><text:span text:style-name="T22">.inteiro </text:span><text:span text:style-name="T20">=</text:span><text:span text:style-name="T22"> </text:span><text:span text:style-name="T25">inteiro</text:span><text:span text:style-name="T22">;</text:span></text:p>
      <text:p text:style-name="P12"><text:span text:style-name="T22"><text:s text:c="4"/>}</text:span></text:p>
      <text:p text:style-name="P14"/>
      <text:p text:style-name="P12"><text:span text:style-name="T22"><text:s text:c="4"/></text:span><text:span text:style-name="T20">public</text:span><text:span text:style-name="T22"> </text:span><text:span text:style-name="T26">getBooleano</text:span><text:span text:style-name="T22">() {</text:span></text:p>
      <text:p text:style-name="P12"><text:span text:style-name="T22"><text:s text:c="8"/></text:span><text:span text:style-name="T20">return</text:span><text:span text:style-name="T22"> </text:span><text:span text:style-name="T27">this</text:span><text:span text:style-name="T22">.booleano;</text:span></text:p>
      <text:p text:style-name="P12"><text:span text:style-name="T22"><text:s text:c="4"/>}</text:span></text:p>
      <text:p text:style-name="P14"/>
      <text:p text:style-name="P12"><text:span text:style-name="T22"><text:s text:c="4"/></text:span><text:span text:style-name="T20">public</text:span><text:span text:style-name="T22"> </text:span><text:span text:style-name="T26">setBooleano</text:span><text:span text:style-name="T22">(</text:span><text:span text:style-name="T25">booleano</text:span><text:span text:style-name="T20">:</text:span><text:span text:style-name="T22"> </text:span><text:span text:style-name="T24">boolean</text:span><text:span text:style-name="T22">) {</text:span></text:p>
      <text:p text:style-name="P12"><text:span text:style-name="T22"><text:s text:c="8"/></text:span><text:span text:style-name="T27">this</text:span><text:span text:style-name="T22">.booleano </text:span><text:span text:style-name="T20">=</text:span><text:span text:style-name="T22"> </text:span><text:span text:style-name="T25">booleano</text:span><text:span text:style-name="T22">;</text:span></text:p>
      <text:p text:style-name="P12"><text:span text:style-name="T22"><text:s text:c="4"/>}</text:span></text:p>
      <text:p text:style-name="P14"/>
      <text:p text:style-name="P12"><text:span text:style-name="T22"><text:s text:c="4"/></text:span><text:span text:style-name="T20">public</text:span><text:span text:style-name="T22"> </text:span><text:span text:style-name="T26">getOpcaoSelect</text:span><text:span text:style-name="T22">() {</text:span></text:p>
      <text:p text:style-name="P12"><text:span text:style-name="T22"><text:s text:c="8"/></text:span><text:span text:style-name="T20">return</text:span><text:span text:style-name="T22"> </text:span><text:span text:style-name="T27">this</text:span><text:span text:style-name="T22">.opcaoSelect;</text:span></text:p>
      <text:p text:style-name="P12"><text:span text:style-name="T22"><text:s text:c="4"/>}</text:span></text:p>
      <text:p text:style-name="P14"/>
      <text:p text:style-name="P12"><text:soft-page-break/><text:span text:style-name="T22"><text:s text:c="4"/></text:span><text:span text:style-name="T20">public</text:span><text:span text:style-name="T22"> </text:span><text:span text:style-name="T26">setOpcaoSelect</text:span><text:span text:style-name="T22">(</text:span><text:span text:style-name="T25">opcaoSelect</text:span><text:span text:style-name="T20">:</text:span><text:span text:style-name="T22"> </text:span><text:span text:style-name="T24">string</text:span><text:span text:style-name="T22">) {</text:span></text:p>
      <text:p text:style-name="P12"><text:span text:style-name="T22"><text:s text:c="8"/></text:span><text:span text:style-name="T27">this</text:span><text:span text:style-name="T22">.opcaoSelect </text:span><text:span text:style-name="T20">=</text:span><text:span text:style-name="T22"> </text:span><text:span text:style-name="T25">opcaoSelect</text:span><text:span text:style-name="T22">;</text:span></text:p>
      <text:p text:style-name="P12"><text:span text:style-name="T22"><text:s text:c="4"/>}</text:span></text:p>
      <text:p text:style-name="P14"/>
      <text:p text:style-name="P12"><text:span text:style-name="T22"><text:s text:c="4"/></text:span><text:span text:style-name="T20">public</text:span><text:span text:style-name="T22"> </text:span><text:span text:style-name="T26">getOpcaoRadio</text:span><text:span text:style-name="T22">() {</text:span></text:p>
      <text:p text:style-name="P12"><text:span text:style-name="T22"><text:s text:c="8"/></text:span><text:span text:style-name="T20">return</text:span><text:span text:style-name="T22"> </text:span><text:span text:style-name="T27">this</text:span><text:span text:style-name="T22">.opcaoRadio;</text:span></text:p>
      <text:p text:style-name="P12"><text:span text:style-name="T22"><text:s text:c="4"/>}</text:span></text:p>
      <text:p text:style-name="P14"/>
      <text:p text:style-name="P12"><text:span text:style-name="T22"><text:s text:c="4"/></text:span><text:span text:style-name="T20">public</text:span><text:span text:style-name="T22"> </text:span><text:span text:style-name="T26">setOpcaoRadio</text:span><text:span text:style-name="T22">(</text:span><text:span text:style-name="T25">opcaoRadio</text:span><text:span text:style-name="T20">:</text:span><text:span text:style-name="T22"> </text:span><text:span text:style-name="T24">string</text:span><text:span text:style-name="T22">) {</text:span></text:p>
      <text:p text:style-name="P12"><text:span text:style-name="T22"><text:s text:c="8"/></text:span><text:span text:style-name="T27">this</text:span><text:span text:style-name="T22">.opcaoRadio </text:span><text:span text:style-name="T20">=</text:span><text:span text:style-name="T22"> </text:span><text:span text:style-name="T25">opcaoRadio</text:span><text:span text:style-name="T22">;</text:span></text:p>
      <text:p text:style-name="P12"><text:span text:style-name="T22"><text:s text:c="4"/>}</text:span></text:p>
      <text:p text:style-name="P14"/>
      <text:p text:style-name="P12"><text:span text:style-name="T22"><text:s text:c="4"/></text:span><text:span text:style-name="T20">public</text:span><text:span text:style-name="T22"> </text:span><text:span text:style-name="T20">static</text:span><text:span text:style-name="T22"> </text:span><text:span text:style-name="T26">fromJson</text:span><text:span text:style-name="T22">(</text:span><text:span text:style-name="T25">json</text:span><text:span text:style-name="T20">:</text:span><text:span text:style-name="T22"> </text:span><text:span text:style-name="T23">Dados</text:span><text:span text:style-name="T22">)</text:span><text:span text:style-name="T20">:</text:span><text:span text:style-name="T22"> </text:span><text:span text:style-name="T23">Dados</text:span><text:span text:style-name="T22"> {</text:span></text:p>
      <text:p text:style-name="P12"><text:span text:style-name="T22"><text:s text:c="8"/></text:span><text:span text:style-name="T20">return</text:span><text:span text:style-name="T22"> </text:span><text:span text:style-name="T21">new</text:span><text:span text:style-name="T22"> </text:span><text:span text:style-name="T23">Dados</text:span><text:span text:style-name="T22">(</text:span></text:p>
      <text:p text:style-name="P12"><text:span text:style-name="T22"><text:s text:c="12"/></text:span><text:span text:style-name="T25">json</text:span><text:span text:style-name="T22">.texto,</text:span></text:p>
      <text:p text:style-name="P12"><text:span text:style-name="T22"><text:s text:c="12"/></text:span><text:span text:style-name="T25">json</text:span><text:span text:style-name="T22">.inteiro,</text:span></text:p>
      <text:p text:style-name="P12"><text:span text:style-name="T22"><text:s text:c="12"/></text:span><text:span text:style-name="T25">json</text:span><text:span text:style-name="T22">.booleano,</text:span></text:p>
      <text:p text:style-name="P12"><text:span text:style-name="T22"><text:s text:c="12"/></text:span><text:span text:style-name="T25">json</text:span><text:span text:style-name="T22">.opcaoSelect,</text:span></text:p>
      <text:p text:style-name="P12"><text:span text:style-name="T22"><text:s text:c="12"/></text:span><text:span text:style-name="T25">json</text:span><text:span text:style-name="T22">.opcaoRadio</text:span></text:p>
      <text:p text:style-name="P12"><text:span text:style-name="T22"><text:s text:c="8"/>)</text:span></text:p>
      <text:p text:style-name="P12"><text:span text:style-name="T22"><text:s text:c="4"/>}</text:span></text:p>
      <text:p text:style-name="P12"><text:soft-page-break/><text:span text:style-name="T22">}</text:span></text:p>
      <text:p text:style-name="P14"/>
      <text:p text:style-name="P12"><text:span text:style-name="T20">export</text:span><text:span text:style-name="T22"> </text:span><text:span text:style-name="T20">default</text:span><text:span text:style-name="T22"> </text:span><text:span text:style-name="T23">Dados</text:span><text:span text:style-name="T22">;</text:span></text:p>
      <text:p text:style-name="P10"/>
      <text:p text:style-name="P18"/>
      <text:p text:style-name="P17"><text:span text:style-name="T2">Devemos criar também um controller que será responsável por controlar as operações relacionadas aquela classe como inserir valores de objetos no banco de dados ou receber valores do frontend e etc…</text:span></text:p>
      <text:p text:style-name="P4"><text:span text:style-name="T20">import</text:span><text:span text:style-name="T22"> { Request, Response } </text:span><text:span text:style-name="T20">from</text:span><text:span text:style-name="T22"> </text:span><text:span text:style-name="T29">'</text:span><text:span text:style-name="T30">express</text:span><text:span text:style-name="T29">'</text:span><text:span text:style-name="T22">;</text:span></text:p>
      <text:p text:style-name="P4"><text:span text:style-name="T20">import</text:span><text:span text:style-name="T22"> Dados </text:span><text:span text:style-name="T20">from</text:span><text:span text:style-name="T22"> </text:span><text:span text:style-name="T29">'</text:span><text:span text:style-name="T30">../../Models/Dados/Dados</text:span><text:span text:style-name="T29">'</text:span><text:span text:style-name="T22">;</text:span></text:p>
      <text:p text:style-name="P4"><text:span text:style-name="T20">import</text:span><text:span text:style-name="T22"> logger </text:span><text:span text:style-name="T20">from</text:span><text:span text:style-name="T22"> </text:span><text:span text:style-name="T29">'</text:span><text:span text:style-name="T30">../../Log/logger</text:span><text:span text:style-name="T29">'</text:span><text:span text:style-name="T22">;</text:span></text:p>
      <text:p text:style-name="P3"/>
      <text:p text:style-name="P4"><text:span text:style-name="T20">class</text:span><text:span text:style-name="T22"> </text:span><text:span text:style-name="T23">DataController</text:span><text:span text:style-name="T22"> {</text:span></text:p>
      <text:p text:style-name="P3"/>
      <text:p text:style-name="P4"><text:span text:style-name="T22"><text:s text:c="2"/></text:span><text:span text:style-name="T20">public</text:span><text:span text:style-name="T22"> </text:span><text:span text:style-name="T26">exampleRoute</text:span><text:span text:style-name="T22">(</text:span><text:span text:style-name="T25">req</text:span><text:span text:style-name="T20">:</text:span><text:span text:style-name="T22"> </text:span><text:span text:style-name="T24">Request</text:span><text:span text:style-name="T22">, </text:span><text:span text:style-name="T25">res</text:span><text:span text:style-name="T20">:</text:span><text:span text:style-name="T22"> </text:span><text:span text:style-name="T24">Response</text:span><text:span text:style-name="T22">)</text:span><text:span text:style-name="T20">:</text:span><text:span text:style-name="T22"> </text:span><text:span text:style-name="T24">void</text:span><text:span text:style-name="T22"> {</text:span></text:p>
      <text:p text:style-name="P4"><text:span text:style-name="T22"><text:s text:c="4"/></text:span><text:span text:style-name="T20">let</text:span><text:span text:style-name="T22"> newObject </text:span><text:span text:style-name="T20">=</text:span><text:span text:style-name="T22"> </text:span><text:span text:style-name="T23">Dados</text:span><text:span text:style-name="T22">.</text:span><text:span text:style-name="T26">fromJson</text:span><text:span text:style-name="T22">(</text:span><text:span text:style-name="T25">req</text:span><text:span text:style-name="T22">.body);</text:span></text:p>
      <text:p text:style-name="P3"/>
      <text:p text:style-name="P4"><text:span text:style-name="T22"><text:s text:c="4"/></text:span><text:span text:style-name="T28">logger</text:span><text:span text:style-name="T22">.</text:span><text:span text:style-name="T26">info</text:span><text:span text:style-name="T22">(newObject);</text:span></text:p>
      <text:p text:style-name="P3"/>
      <text:p text:style-name="P4"><text:span text:style-name="T22"><text:s text:c="4"/></text:span><text:span text:style-name="T25">res</text:span><text:span text:style-name="T22">.</text:span><text:span text:style-name="T26">json</text:span><text:span text:style-name="T22">(newObject);</text:span></text:p>
      <text:p text:style-name="P4"><text:span text:style-name="T22"><text:s text:c="2"/>}</text:span></text:p>
      <text:p text:style-name="P4"><text:span text:style-name="T22">}</text:span></text:p>
      <text:p text:style-name="P3"/>
      <text:p text:style-name="P4"><text:soft-page-break/><text:span text:style-name="T20">export</text:span><text:span text:style-name="T22"> </text:span><text:span text:style-name="T20">default</text:span><text:span text:style-name="T22"> </text:span><text:span text:style-name="T21">new</text:span><text:span text:style-name="T22"> </text:span><text:span text:style-name="T23">DataController</text:span><text:span text:style-name="T22">();</text:span></text:p>
      <text:p text:style-name="P18"/>
      <text:p text:style-name="P19"><text:span text:style-name="T2">Importamos a classe e o express sendo opcional o uso de um logger podendo o logger ser substituído pelo nativo “console.log()”. Criaremos a classe DataController e o método exampleRoute (Rota de exemplo) que retorna void pois os dados serão mostrados apenas no frontend. </text:span></text:p>
      <text:p text:style-name="P19"><text:span text:style-name="T2">Cria-se um objeto com nome qualquer (ex. newObject) e comparamos ele com Dados.fromJson(req.body). req.body recebe os valores escritos no frontend e cria um objeto do tipo Dados com esses valores. O logger mostrará os valores do objeto no terminal e o res.json(newObject) enviara a Response ou resposta para o frontend, no caso, o objeto newObject com os valores desejados.</text:span></text:p>
      <text:p text:style-name="P17"><text:span text:style-name="T2"><text:tab/>Por fim, exportamos a classe DataController().</text:span></text:p>
      <text:p text:style-name="P18"/>
      <text:p text:style-name="P17"><text:span text:style-name="T2">Devemos agora definir a rota a ser utilizada para comunicação. Basta voltar ao arquivo routes.ts e adicionar uma nova rota do tipo post (padrão do express).</text:span></text:p>
      <text:p text:style-name="P18"/>
      <text:p text:style-name="P4"><text:span text:style-name="T28">router</text:span><text:span text:style-name="T22">.</text:span><text:span text:style-name="T26">post</text:span><text:span text:style-name="T22">(</text:span><text:span text:style-name="T29">'</text:span><text:span text:style-name="T30">/formulario</text:span><text:span text:style-name="T29">'</text:span><text:span text:style-name="T22">, dataController.</text:span><text:span text:style-name="T26">exampleRoute</text:span><text:span text:style-name="T22">);</text:span></text:p>
      <text:p text:style-name="P18"/>
      <text:p text:style-name="P17"><text:span text:style-name="T2"><text:tab/>A url definida foi /formulário e os valores serão recebidos via dataController utilizando o método exampleRoute. </text:span></text:p>
      <text:p text:style-name="P17"><text:span text:style-name="T2"><text:tab/>Por fim, estamos prontos para utilizar no fronte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3" meta:paragraph-count="172" meta:word-count="830" meta:character-count="7016" meta:non-whitespace-character-count="5175"/>
    <meta:generator>LibreOfficeDev/6.0.5.2$Linux_X86_64 LibreOffice_project/</meta:generator>
  </office:meta>
</office:document-meta>
</file>